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b0d6" officeooo:paragraph-rsid="000db0d6"/>
    </style:style>
    <style:style style:name="P2" style:family="paragraph" style:parent-style-name="Standard">
      <style:text-properties officeooo:rsid="000f822d" officeooo:paragraph-rsid="000f822d"/>
    </style:style>
    <style:style style:name="T1" style:family="text">
      <style:text-properties officeooo:rsid="000f82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– <text:span text:style-name="T1">Calculations, Technical details, Data manipulation and processing and other functionalities which we aim to accomplish</text:span></text:p>
      <text:p text:style-name="P1"/>
      <text:p text:style-name="P1"/>
      <text:p text:style-name="P2">Non functional – Criteria that can be used to judge, quality of service, Add viability</text:p>
      <text:p text:style-name="P2"/>
      <text:p text:style-name="P2">Efficient </text:p>
      <text:p text:style-name="P2">Open Source</text:p>
      <text:p text:style-name="P2">Visualization To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4:50:21.123000000</meta:creation-date>
    <meta:generator>LibreOffice/5.0.2.2$Windows_x86 LibreOffice_project/37b43f919e4de5eeaca9b9755ed688758a8251fe</meta:generator>
    <dc:date>2015-11-18T14:55:32.795000000</dc:date>
    <meta:editing-duration>PT4M59S</meta:editing-duration>
    <meta:editing-cycles>2</meta:editing-cycles>
    <meta:document-statistic meta:table-count="0" meta:image-count="0" meta:object-count="0" meta:page-count="1" meta:paragraph-count="5" meta:word-count="35" meta:character-count="257" meta:non-whitespace-character-count="224"/>
  </office:meta>
</office:document-meta>
</file>